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text-underline-style="none" fo:font-weight="bold" officeooo:rsid="00171aa2" officeooo:paragraph-rsid="0019d173" style:font-weight-asian="bold" style:font-weight-complex="bold"/>
    </style:style>
    <style:style style:name="P2" style:family="paragraph" style:parent-style-name="Standard">
      <style:paragraph-properties fo:text-align="justify" style:justify-single-word="false"/>
      <style:text-properties style:text-underline-style="none" fo:font-weight="bold" officeooo:rsid="00171aa2" officeooo:paragraph-rsid="00171aa2" style:font-weight-asian="bold" style:font-weight-complex="bold"/>
    </style:style>
    <style:style style:name="P3" style:family="paragraph" style:parent-style-name="Standard">
      <style:paragraph-properties fo:text-align="justify" style:justify-single-word="false"/>
      <style:text-properties style:text-underline-style="none" fo:font-weight="bold" officeooo:rsid="00171aa2" officeooo:paragraph-rsid="0019d173" style:font-weight-asian="bold" style:font-weight-complex="bold"/>
    </style:style>
    <style:style style:name="P4" style:family="paragraph" style:parent-style-name="Standard">
      <style:paragraph-properties fo:text-align="justify" style:justify-single-word="false"/>
      <style:text-properties style:text-underline-style="none" fo:font-weight="bold" officeooo:rsid="00171aa2" officeooo:paragraph-rsid="001a9c11" style:font-weight-asian="bold" style:font-weight-complex="bold"/>
    </style:style>
    <style:style style:name="P5" style:family="paragraph" style:parent-style-name="Standard">
      <style:paragraph-properties fo:text-align="justify" style:justify-single-word="false"/>
      <style:text-properties style:text-underline-style="none" fo:font-weight="bold" officeooo:rsid="0018260e" officeooo:paragraph-rsid="0018260e" style:font-weight-asian="bold" style:font-weight-complex="bold"/>
    </style:style>
    <style:style style:name="P6" style:family="paragraph" style:parent-style-name="Standard">
      <style:paragraph-properties fo:text-align="justify" style:justify-single-word="false"/>
      <style:text-properties style:text-underline-style="none" fo:font-weight="bold" officeooo:rsid="0019d173" officeooo:paragraph-rsid="0019d173" style:font-weight-asian="bold" style:font-weight-complex="bold"/>
    </style:style>
    <style:style style:name="P7" style:family="paragraph" style:parent-style-name="Standard">
      <style:text-properties style:text-underline-style="none" fo:font-weight="bold" officeooo:rsid="001a9c11" officeooo:paragraph-rsid="001a9c11" style:font-weight-asian="bold" style:font-weight-complex="bold"/>
    </style:style>
    <style:style style:name="P8" style:family="paragraph" style:parent-style-name="Standard">
      <style:paragraph-properties fo:text-align="justify" style:justify-single-word="false"/>
      <style:text-properties style:text-underline-style="none" fo:font-weight="bold" officeooo:rsid="001a9c11" officeooo:paragraph-rsid="001a9c11" style:font-weight-asian="bold" style:font-weight-complex="bold"/>
    </style:style>
    <style:style style:name="P9" style:family="paragraph" style:parent-style-name="Standard">
      <style:paragraph-properties fo:text-align="justify" style:justify-single-word="false"/>
      <style:text-properties officeooo:paragraph-rsid="0013f464"/>
    </style:style>
    <style:style style:name="P10" style:family="paragraph" style:parent-style-name="Heading_20_2">
      <style:paragraph-properties fo:break-before="page"/>
    </style:style>
    <style:style style:name="P11" style:family="paragraph" style:parent-style-name="Contents_20_1">
      <style:paragraph-properties>
        <style:tab-stops>
          <style:tab-stop style:position="17cm" style:type="right" style:leader-style="dotted" style:leader-text="."/>
        </style:tab-stops>
      </style:paragraph-properties>
    </style:style>
    <style:style style:name="P12" style:family="paragraph" style:parent-style-name="Contents_20_2">
      <style:paragraph-properties>
        <style:tab-stops>
          <style:tab-stop style:position="16.501cm" style:type="right" style:leader-style="dotted" style:leader-text="."/>
        </style:tab-stops>
      </style:paragraph-properties>
    </style:style>
    <style:style style:name="P13" style:family="paragraph" style:parent-style-name="Contents_20_3">
      <style:paragraph-properties>
        <style:tab-stops>
          <style:tab-stop style:position="16cm" style:type="right" style:leader-style="dotted" style:leader-text="."/>
        </style:tab-stops>
      </style:paragraph-properties>
      <style:text-properties officeooo:paragraph-rsid="00235865"/>
    </style:style>
    <style:style style:name="P14" style:family="paragraph" style:parent-style-name="Contents_20_3">
      <style:paragraph-properties>
        <style:tab-stops>
          <style:tab-stop style:position="16cm" style:type="right" style:leader-style="dotted" style:leader-text="."/>
        </style:tab-stops>
      </style:paragraph-properties>
    </style:style>
    <style:style style:name="P15" style:family="paragraph" style:parent-style-name="Contents_20_4">
      <style:paragraph-properties>
        <style:tab-stops>
          <style:tab-stop style:position="15.501cm" style:type="right" style:leader-style="dotted" style:leader-text="."/>
        </style:tab-stops>
      </style:paragraph-properties>
      <style:text-properties officeooo:paragraph-rsid="00235865"/>
    </style:style>
    <style:style style:name="P16" style:family="paragraph">
      <style:paragraph-properties fo:break-before="page"/>
    </style:style>
    <style:style style:name="P17" style:family="paragraph" style:parent-style-name="Contents_20_Heading">
      <style:paragraph-properties fo:break-before="page"/>
    </style:style>
    <style:style style:name="P18" style:family="paragraph" style:parent-style-name="Heading_20_1">
      <style:paragraph-properties fo:break-before="page"/>
    </style:style>
    <style:style style:name="P19" style:family="paragraph" style:parent-style-name="Heading_20_3" style:list-style-name="">
      <style:paragraph-properties fo:text-align="center" style:justify-single-word="false"/>
      <style:text-properties officeooo:rsid="0015286a" officeooo:paragraph-rsid="00235865"/>
    </style:style>
    <style:style style:name="P20" style:family="paragraph" style:parent-style-name="Standard">
      <style:paragraph-properties fo:text-align="justify" style:justify-single-word="false"/>
      <style:text-properties style:text-underline-style="none" fo:font-weight="normal" officeooo:rsid="0018260e" officeooo:paragraph-rsid="0018260e" style:font-weight-asian="normal" style:font-weight-complex="normal"/>
    </style:style>
    <style:style style:name="P21" style:family="paragraph" style:parent-style-name="Standard">
      <style:paragraph-properties fo:text-align="justify" style:justify-single-word="false"/>
      <style:text-properties style:text-underline-style="none" fo:font-weight="normal" officeooo:rsid="0018260e" officeooo:paragraph-rsid="001a9c11" style:font-weight-asian="normal" style:font-weight-complex="normal"/>
    </style:style>
    <style:style style:name="P22" style:family="paragraph" style:parent-style-name="Standard">
      <style:paragraph-properties fo:text-align="justify" style:justify-single-word="false"/>
      <style:text-properties style:text-underline-style="none" fo:font-weight="normal" officeooo:rsid="0018260e" officeooo:paragraph-rsid="001e502d" style:font-weight-asian="normal" style:font-weight-complex="normal"/>
    </style:style>
    <style:style style:name="P23" style:family="paragraph" style:parent-style-name="Standard">
      <style:text-properties style:text-underline-style="none" fo:font-weight="bold" officeooo:rsid="00171aa2" officeooo:paragraph-rsid="0019d173" style:font-weight-asian="bold" style:font-weight-complex="bold"/>
    </style:style>
    <style:style style:name="P24" style:family="paragraph" style:parent-style-name="Standard">
      <style:text-properties style:text-underline-style="none" fo:font-weight="bold" officeooo:rsid="00171aa2" officeooo:paragraph-rsid="001e502d" style:font-weight-asian="bold" style:font-weight-complex="bold"/>
    </style:style>
    <style:style style:name="P25" style:family="paragraph" style:parent-style-name="Standard">
      <style:text-properties style:text-underline-style="none" fo:font-weight="bold" officeooo:rsid="00171aa2" officeooo:paragraph-rsid="00200956" style:font-weight-asian="bold" style:font-weight-complex="bold"/>
    </style:style>
    <style:style style:name="P26" style:family="paragraph" style:parent-style-name="Standard">
      <style:text-properties style:text-underline-style="none" fo:font-weight="bold" officeooo:rsid="00171aa2" officeooo:paragraph-rsid="00235865" style:font-weight-asian="bold" style:font-weight-complex="bold"/>
    </style:style>
    <style:style style:name="P27" style:family="paragraph" style:parent-style-name="Standard">
      <style:text-properties style:text-underline-style="none" fo:font-weight="bold" officeooo:rsid="001e502d" officeooo:paragraph-rsid="001e502d" style:font-weight-asian="bold" style:font-weight-complex="bold"/>
    </style:style>
    <style:style style:name="P28" style:family="paragraph" style:parent-style-name="Standard">
      <style:paragraph-properties fo:text-align="justify" style:justify-single-word="false"/>
      <style:text-properties style:text-underline-style="none" fo:font-weight="bold" officeooo:rsid="001e502d" officeooo:paragraph-rsid="00235865" style:font-weight-asian="bold" style:font-weight-complex="bold"/>
    </style:style>
    <style:style style:name="P29" style:family="paragraph" style:parent-style-name="Standard">
      <style:text-properties style:text-underline-style="none" fo:font-weight="bold" officeooo:rsid="0014b0bb" officeooo:paragraph-rsid="001e502d" style:font-weight-asian="bold" style:font-weight-complex="bold"/>
    </style:style>
    <style:style style:name="P30" style:family="paragraph" style:parent-style-name="Standard">
      <style:text-properties style:text-underline-style="none" fo:font-weight="bold" officeooo:rsid="0014b0bb" officeooo:paragraph-rsid="00200956" style:font-weight-asian="bold" style:font-weight-complex="bold"/>
    </style:style>
    <style:style style:name="P31" style:family="paragraph" style:parent-style-name="Standard">
      <style:text-properties style:text-underline-style="none" fo:font-weight="bold" officeooo:rsid="0014b0bb" officeooo:paragraph-rsid="00235865" style:font-weight-asian="bold" style:font-weight-complex="bold"/>
    </style:style>
    <style:style style:name="P32" style:family="paragraph" style:parent-style-name="Standard">
      <style:paragraph-properties fo:text-align="justify" style:justify-single-word="false"/>
      <style:text-properties style:text-underline-style="none" fo:font-weight="bold" officeooo:rsid="0014b0bb" officeooo:paragraph-rsid="00171aa2" style:font-weight-asian="bold" style:font-weight-complex="bold"/>
    </style:style>
    <style:style style:name="P33" style:family="paragraph" style:parent-style-name="Standard">
      <style:paragraph-properties fo:text-align="justify" style:justify-single-word="false"/>
      <style:text-properties officeooo:rsid="0016bf0c" officeooo:paragraph-rsid="0016bf0c"/>
    </style:style>
    <style:style style:name="P34" style:family="paragraph" style:parent-style-name="Text_20_body" style:list-style-name="">
      <style:paragraph-properties fo:text-align="justify" style:justify-single-word="false"/>
      <style:text-properties style:text-underline-style="none" fo:font-weight="bold" officeooo:rsid="00235865" officeooo:paragraph-rsid="00235865" style:font-weight-asian="bold" style:font-weight-complex="bold"/>
    </style:style>
    <style:style style:name="P35" style:family="paragraph" style:parent-style-name="Text_20_body" style:list-style-name="">
      <style:paragraph-properties fo:text-align="center" style:justify-single-word="false"/>
      <style:text-properties officeooo:rsid="0015286a" officeooo:paragraph-rsid="00235865"/>
    </style:style>
    <style:style style:name="T1" style:family="text">
      <style:text-properties fo:font-weight="bold" style:font-weight-asian="bold" style:font-weight-complex="bold"/>
    </style:style>
    <style:style style:name="T2" style:family="text">
      <style:text-properties fo:font-weight="bold" officeooo:rsid="0013f464" style:font-weight-asian="bold" style:font-weight-complex="bold"/>
    </style:style>
    <style:style style:name="T3" style:family="text">
      <style:text-properties fo:font-weight="bold" officeooo:rsid="00235865"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13f464" style:font-weight-asian="normal" style:font-weight-complex="normal"/>
    </style:style>
    <style:style style:name="T6" style:family="text">
      <style:text-properties fo:font-weight="normal" officeooo:rsid="0014b0bb" style:font-weight-asian="normal" style:font-weight-complex="normal"/>
    </style:style>
    <style:style style:name="T7" style:family="text">
      <style:text-properties fo:font-weight="normal" officeooo:rsid="0016bf0c" style:font-weight-asian="normal" style:font-weight-complex="normal"/>
    </style:style>
    <style:style style:name="T8" style:family="text">
      <style:text-properties fo:font-weight="normal" officeooo:rsid="00171aa2" style:font-weight-asian="normal" style:font-weight-complex="normal"/>
    </style:style>
    <style:style style:name="T9" style:family="text">
      <style:text-properties fo:font-weight="normal" officeooo:rsid="0018260e" style:font-weight-asian="normal" style:font-weight-complex="normal"/>
    </style:style>
    <style:style style:name="T10" style:family="text">
      <style:text-properties fo:font-weight="normal" officeooo:rsid="0019d173" style:font-weight-asian="normal" style:font-weight-complex="normal"/>
    </style:style>
    <style:style style:name="T11" style:family="text">
      <style:text-properties fo:font-weight="normal" officeooo:rsid="001a9c11" style:font-weight-asian="normal" style:font-weight-complex="normal"/>
    </style:style>
    <style:style style:name="T12" style:family="text">
      <style:text-properties fo:font-weight="normal" officeooo:rsid="001b80f4" style:font-weight-asian="normal" style:font-weight-complex="normal"/>
    </style:style>
    <style:style style:name="T13" style:family="text">
      <style:text-properties fo:font-weight="normal" officeooo:rsid="001d426b" style:font-weight-asian="normal" style:font-weight-complex="normal"/>
    </style:style>
    <style:style style:name="T14" style:family="text">
      <style:text-properties fo:font-weight="normal" officeooo:rsid="001e502d" style:font-weight-asian="normal" style:font-weight-complex="normal"/>
    </style:style>
    <style:style style:name="T15" style:family="text">
      <style:text-properties fo:font-weight="normal" officeooo:rsid="00200956" style:font-weight-asian="normal" style:font-weight-complex="normal"/>
    </style:style>
    <style:style style:name="T16" style:family="text">
      <style:text-properties fo:font-weight="normal" officeooo:rsid="0020ceaf" style:font-weight-asian="normal" style:font-weight-complex="normal"/>
    </style:style>
    <style:style style:name="T17" style:family="text">
      <style:text-properties fo:font-weight="normal" officeooo:rsid="0021b829" style:font-weight-asian="normal" style:font-weight-complex="normal"/>
    </style:style>
    <style:style style:name="T18" style:family="text">
      <style:text-properties fo:font-weight="normal" officeooo:rsid="0021dad4" style:font-weight-asian="normal" style:font-weight-complex="normal"/>
    </style:style>
    <style:style style:name="T19" style:family="text">
      <style:text-properties officeooo:rsid="0013f464"/>
    </style:style>
    <style:style style:name="T20" style:family="text">
      <style:text-properties style:text-underline-style="solid" style:text-underline-width="auto" style:text-underline-color="font-color"/>
    </style:style>
    <style:style style:name="T21" style:family="text">
      <style:text-properties style:text-underline-style="solid" style:text-underline-width="auto" style:text-underline-color="font-color" fo:font-weight="normal" officeooo:rsid="0013f464" style:font-weight-asian="normal" style:font-weight-complex="normal"/>
    </style:style>
    <style:style style:name="T22" style:family="text">
      <style:text-properties style:text-underline-style="none"/>
    </style:style>
    <style:style style:name="T23" style:family="text">
      <style:text-properties style:text-underline-style="none" fo:font-weight="normal" officeooo:rsid="0013f464" style:font-weight-asian="normal" style:font-weight-complex="normal"/>
    </style:style>
    <style:style style:name="T24" style:family="text">
      <style:text-properties officeooo:rsid="00200956"/>
    </style:style>
    <style:style style:name="T25" style:family="text">
      <style:text-properties officeooo:rsid="00235865"/>
    </style:style>
    <style:style style:name="T26" style:family="text">
      <style:text-properties style:font-name="Liberation Sans" fo:font-size="18pt" fo:font-weight="bold" style:font-name-asian="Noto Sans CJK SC" style:font-size-asian="18pt" style:font-weight-asian="bold" style:font-name-complex="Lohit Devanagari1" style:font-size-complex="18pt" style:font-weight-complex="bold"/>
    </style:style>
    <style:style style:name="T27" style:family="text">
      <style:text-properties style:font-name="Liberation Sans" fo:font-size="18pt" style:text-underline-style="solid" style:text-underline-width="auto" style:text-underline-color="font-color" fo:font-weight="bold" style:font-name-asian="Noto Sans CJK SC" style:font-size-asian="18pt" style:font-weight-asian="bold" style:font-name-complex="Lohit Devanagari1" style:font-size-complex="18pt" style:font-weight-complex="bold"/>
    </style:style>
    <style:style style:name="T28" style:family="text">
      <style:text-properties style:font-name="Liberation Sans" fo:font-size="18pt" style:text-underline-style="none" fo:font-weight="bold" style:font-name-asian="Noto Sans CJK SC" style:font-size-asian="18pt" style:font-weight-asian="bold" style:font-name-complex="Lohit Devanagari1" style:font-size-complex="18pt" style:font-weight-complex="bol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9" text:outline-level="3"/>
      <text:h text:style-name="P19" text:outline-level="3"/>
      <text:h text:style-name="P19" text:outline-level="3"/>
      <text:h text:style-name="P19" text:outline-level="3"/>
      <text:h text:style-name="P19" text:outline-level="3"/>
      <text:h text:style-name="P19" text:outline-level="3"/>
      <text:h text:style-name="P19" text:outline-level="3"><text:bookmark-start text:name="__RefHeading___Toc768_1017121856"/>Sistemas de Gestión Empresarial<text:bookmark-end text:name="__RefHeading___Toc768_1017121856"/></text:h>
      <text:h text:style-name="P35" text:outline-level="3"/>
      <text:h text:style-name="P35" text:outline-level="3"><text:bookmark-start text:name="__RefHeading___Toc770_1017121856"/>Fase <text:span text:style-name="T25">3</text:span> – Proyecto Final Modulo<text:bookmark-end text:name="__RefHeading___Toc770_1017121856"/></text:h>
      <text:h text:style-name="P35" text:outline-level="3"/>
      <text:h text:style-name="P35" text:outline-level="3"><text:bookmark-start text:name="__RefHeading___Toc772_1017121856"/>PROCONO S.A.<text:bookmark-end text:name="__RefHeading___Toc772_1017121856"/></text:h>
      <text:table-of-content text:style-name="Sect1" text:name="Sumario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17">Indice</text:p>
          </text:index-title>
          <text:p text:style-name="P11"><text:a xlink:type="simple" xlink:href="#__RefHeading___Toc996_1017121856" text:style-name="Index_20_Link" text:visited-style-name="Index_20_Link">MÓDULOS IMPLANTADOS<text:tab/>3</text:a></text:p>
          <text:p text:style-name="P12"><text:a xlink:type="simple" xlink:href="#__RefHeading___Toc774_1017121856" text:style-name="Index_20_Link" text:visited-style-name="Index_20_Link">Módulo: Facturación<text:tab/>3</text:a></text:p>
          <text:p text:style-name="P12"><text:a xlink:type="simple" xlink:href="#__RefHeading___Toc776_1017121856" text:style-name="Index_20_Link" text:visited-style-name="Index_20_Link">Módulo: Empleados<text:tab/>3</text:a></text:p>
          <text:p text:style-name="P12"><text:a xlink:type="simple" xlink:href="#__RefHeading___Toc778_1017121856" text:style-name="Index_20_Link" text:visited-style-name="Index_20_Link">Módulo: Compras<text:tab/>4</text:a></text:p>
          <text:p text:style-name="P12"><text:a xlink:type="simple" xlink:href="#__RefHeading___Toc780_1017121856" text:style-name="Index_20_Link" text:visited-style-name="Index_20_Link">Módulo: Ventas<text:tab/>4</text:a></text:p>
          <text:p text:style-name="P12"><text:a xlink:type="simple" xlink:href="#__RefHeading___Toc782_1017121856" text:style-name="Index_20_Link" text:visited-style-name="Index_20_Link">Módulo: Asistencias<text:tab/>4</text:a></text:p>
          <text:p text:style-name="P12"><text:a xlink:type="simple" xlink:href="#__RefHeading___Toc784_1017121856" text:style-name="Index_20_Link" text:visited-style-name="Index_20_Link">Módulo: Encuestas<text:tab/>5</text:a></text:p>
          <text:p text:style-name="P12"><text:a xlink:type="simple" xlink:href="#__RefHeading___Toc786_1017121856" text:style-name="Index_20_Link" text:visited-style-name="Index_20_Link">Módulo: Inventario<text:tab/>5</text:a></text:p>
        </text:index-body>
      </text:table-of-content>
      <text:h text:style-name="P34" text:outline-level="3"/>
      <text:p text:style-name="P32"/>
      <text:p text:style-name="P32"/>
      <text:p text:style-name="P32"/>
      <text:h text:style-name="P18" text:outline-level="1"><text:bookmark-start text:name="__RefHeading___Toc996_1017121856"/><text:span text:style-name="T22">M</text:span><text:span text:style-name="T28">Ó</text:span><text:span text:style-name="T22">DULOS</text:span> IMPLANTADOS<text:bookmark-end text:name="__RefHeading___Toc996_1017121856"/></text:h>
      <text:h text:style-name="Heading_20_2" text:outline-level="2"><text:bookmark-start text:name="__RefHeading___Toc774_1017121856"/><text:span text:style-name="T25">M</text:span>ódulo: <text:span text:style-name="T8">Facturación</text:span><text:bookmark-end text:name="__RefHeading___Toc774_1017121856"/></text:h>
      <text:p text:style-name="P2">Nombre Técnico:<text:span text:style-name="T4"> account</text:span></text:p>
      <text:p text:style-name="P2">Licencia: <text:span text:style-name="T4">LGPL versión 3</text:span></text:p>
      <text:p text:style-name="P2">Categoría: <text:span text:style-name="T4">Contabilidad</text:span></text:p>
      <text:p text:style-name="P2">Versión: <text:span text:style-name="T4">14.0.1.1</text:span></text:p>
      <text:p text:style-name="P2"><text:span text:style-name="T19">Funcionalidad: </text:span><text:span text:style-name="T9">Este módulo sirve para gestionar la facturación de los clientes. También puedes configurar el formato de factura y llevar un seguimiento de las mismas, teniendo un control del estado en el que se encuentran en cada momento. También permite la gestionar las fichas de los clientes y proveedores.</text:span></text:p>
      <text:p text:style-name="P5">Configuración:<text:span text:style-name="T4"> En este módulo he configurado el impuesto de venta en 21% (Servicios) y el impuesto de compra en 21% IVA soportado (bienes corrientes), la moneda en €, y el envío por correo electrónico como envío por defecto. </text:span></text:p>
      <text:p text:style-name="P20">También he puesto que se visualice la linea de impuestos en los subtotales y que el total sea con impuestos incluidos.</text:p>
      <text:p text:style-name="P20"/>
      <text:h text:style-name="Heading_20_2" text:outline-level="2"><text:bookmark-start text:name="__RefHeading___Toc776_1017121856"/><text:span text:style-name="T25">M</text:span>ódulo:<text:span text:style-name="T4"> </text:span><text:span text:style-name="T10">Empleados</text:span><text:bookmark-end text:name="__RefHeading___Toc776_1017121856"/></text:h>
      <text:p text:style-name="P3">Nombre Técnico:<text:span text:style-name="T4"> </text:span><text:span text:style-name="T10">hr</text:span></text:p>
      <text:p text:style-name="P3">Licencia:<text:span text:style-name="T4"> </text:span><text:span text:style-name="T10">LGPL versión 3</text:span></text:p>
      <text:p text:style-name="P3">Categoría:<text:span text:style-name="T4"> </text:span><text:span text:style-name="T10">Empleados</text:span></text:p>
      <text:p text:style-name="P3">Versión:<text:span text:style-name="T4"> </text:span><text:span text:style-name="T10">14.0.1.1</text:span></text:p>
      <text:p text:style-name="P3">Funcionalidad: <text:span text:style-name="T10">Este módulo sirve para gestionar los empleados y departamentos de la empresa. Puedes crear las fichas de empleados con información personal como teléfonos de contacto, dirección, distancia casa-trabajo, numero de cuenta bancaria, etc. e información laboral como dirección laboral, y ubicación de trabajo. <text:s/>También se puede configurar el organigrama de la empresa y establecer responsables. Incluso te permite configurar planes de incorporación para los nuevos empleados.</text:span></text:p>
      <text:p text:style-name="P6">Configuración: <text:span text:style-name="T4">He configurado un control de presencia basado en asistencias porque creo que en este caso es el que va a permitir registrar a los empleados cuando entren en su horario laboral. Las horas laborales son </text:span><text:span text:style-name="T14">las es</text:span><text:span text:style-name="T4">tándar de 40 </text:span><text:span text:style-name="T14">horas </text:span><text:span text:style-name="T4">semana</text:span><text:span text:style-name="T14">les</text:span><text:span text:style-name="T4">.</text:span></text:p>
      <text:p text:style-name="P21"/>
      <text:h text:style-name="P10" text:outline-level="2"><text:bookmark-start text:name="__RefHeading___Toc778_1017121856"/><text:span text:style-name="T25">M</text:span>ódulo:<text:span text:style-name="T4"> </text:span><text:span text:style-name="T11">Compra</text:span><text:span text:style-name="T14">s</text:span><text:bookmark-end text:name="__RefHeading___Toc778_1017121856"/></text:h>
      <text:p text:style-name="P4">Nombre Técnico:<text:span text:style-name="T4"> </text:span><text:span text:style-name="T11">purchase</text:span></text:p>
      <text:p text:style-name="P4">Licencia:<text:span text:style-name="T4"> </text:span><text:span text:style-name="T11">LGPL versión 3</text:span></text:p>
      <text:p text:style-name="P4">Categoría: <text:span text:style-name="T11">Compra</text:span></text:p>
      <text:p text:style-name="P4">Versión: <text:span text:style-name="T11">14.0.1.2</text:span></text:p>
      <text:p text:style-name="P4">Funcionalidad: <text:span text:style-name="T11">Este módulo permite gestionar desde solicitudes de presupuest</text:span><text:span text:style-name="T12">o, pedidos</text:span><text:span text:style-name="T11">, recibos y facturas de proveedor. Ademas se pueden automatizar las ordenes de compra con reglas personalizadas. En cualquier momento puedes ver el estado de cada pedido y </text:span><text:span text:style-name="T12">ver si se ha retrasado o no. Desde este modulo se realiza la confirmación de los presupuestos para que pasen a pedidos, y estos se puedan recepcionar cuando lleguen, quedando reflejado en el modulo Inventario.</text:span></text:p>
      <text:p text:style-name="P8">Configuración: <text:span text:style-name="T12">La configuración que he realizado en este módulo ha sido que se deba solicitar a administradores que aprueben los pedidos superiores a 30€, ya que pueden surgir situaciones que en un momento dado sea necesario material de ferretería que no dispongan los técnicos en la zona. También he definido que el control de las facturas se realicen siempre sobre las cantidades recibidas para llevar un mejor control sobre el material, ya que el pago se realizará una vez recibido el material. </text:span><text:span text:style-name="T13">El resto de opciones las he dejado de forma predefinida.</text:span></text:p>
      <text:p text:style-name="P7"/>
      <text:h text:style-name="Heading_20_2" text:outline-level="2"><text:bookmark-start text:name="__RefHeading___Toc780_1017121856"/><text:span text:style-name="T3">M</text:span><text:span text:style-name="T2">ódulo: </text:span><text:span text:style-name="T5">Venta</text:span><text:span text:style-name="T14">s</text:span><text:bookmark-end text:name="__RefHeading___Toc780_1017121856"/></text:h>
      <text:p text:style-name="P9"><text:span text:style-name="T2">Nombre Técnico: </text:span><text:span text:style-name="T5">sale_management</text:span></text:p>
      <text:p text:style-name="P9"><text:span text:style-name="T2">Licencia: </text:span><text:span text:style-name="T5">LGPL versión 3</text:span></text:p>
      <text:p text:style-name="P9"><text:span text:style-name="T2">Categoría:</text:span><text:span text:style-name="T5"> Ventas</text:span></text:p>
      <text:p text:style-name="P9"><text:span text:style-name="T2">Versión: </text:span><text:span text:style-name="T5">14.0.1.0</text:span></text:p>
      <text:p text:style-name="P9"><text:span text:style-name="T2">Funcionalidad: </text:span><text:span text:style-name="T5">Este módulo de </text:span><text:span text:style-name="T21">Odoo</text:span><text:span text:style-name="T5"> sirve para </text:span><text:span text:style-name="T23">gestionar</text:span><text:span text:style-name="T5"> todas las actividades relacionadas con las ventas, desde la creación de presupuestos, hasta la </text:span><text:span text:style-name="T6">fac</text:span><text:span text:style-name="T5">tura, pudiendo rastrear el </text:span><text:span text:style-name="T6">estado del</text:span><text:span text:style-name="T5"> pedido en todo momento. </text:span><text:span text:style-name="T7">Las facturas que se realicen se verán reflejadas en el modulo Facturación.</text:span></text:p>
      <text:p text:style-name="P33"><text:span text:style-name="T2">C</text:span><text:span text:style-name="T1">onfiguración: </text:span><text:span text:style-name="T4">El único cambio que he realizado en la configuración de este modulo ha sido la activación de la opción “Firma en linea” que permite a los clientes confirmar los pedidos a través de internet mediante una firma.</text:span></text:p>
      <text:p text:style-name="P31"/>
      <text:h text:style-name="Heading_20_2" text:outline-level="2"><text:bookmark-start text:name="__RefHeading___Toc782_1017121856"/><text:span text:style-name="T25">M</text:span>ódulo:<text:span text:style-name="T4"> </text:span><text:span text:style-name="T18">Asistencias</text:span><text:bookmark-end text:name="__RefHeading___Toc782_1017121856"/></text:h>
      <text:p text:style-name="P26">Nombre Técnico: <text:span text:style-name="T18">hr_attendance</text:span></text:p>
      <text:p text:style-name="P26">Licencia: <text:span text:style-name="T18">LGPL versión 3</text:span></text:p>
      <text:p text:style-name="P26">Categoría: <text:span text:style-name="T18">Asistencias</text:span></text:p>
      <text:p text:style-name="P26">Versión: <text:span text:style-name="T18">14.0.2.0</text:span></text:p>
      <text:p text:style-name="P26">Funcionalidad: <text:span text:style-name="T18">Permite fichar a los trabajadores de la empresa.</text:span></text:p>
      <text:p text:style-name="P28"><text:span text:style-name="T4">Configuración: <text:s/></text:span><text:span text:style-name="T18">Este módulo se instala al configurar el control de presencia en el modulo de empleados y la única configuración que tiene es usar un PIN del empleado para poder registrar la asistencia en el modo quiosco. En mi caso lo he activado pero al no tenerlo en modo quiosco no se aprecia el cambio, pero se utilizará en el terminal de quiosco para que puedan fichar a la entrada de las delegaciones sin necesidad de encender el equipo informático de cada empleado.</text:span></text:p>
      <text:p text:style-name="P29"/>
      <text:h text:style-name="P10" text:outline-level="2"><text:bookmark-start text:name="__RefHeading___Toc784_1017121856"/><text:span text:style-name="T25">M</text:span>ódulo:<text:span text:style-name="T4"> </text:span><text:span text:style-name="T15">Encuestas</text:span><text:bookmark-end text:name="__RefHeading___Toc784_1017121856"/></text:h>
      <text:p text:style-name="P24">Nombre Técnico: <text:span text:style-name="T24">s</text:span><text:span text:style-name="T15">urvey</text:span> </text:p>
      <text:p text:style-name="P24">Licencia: <text:span text:style-name="T15">LGPL versión 3</text:span></text:p>
      <text:p text:style-name="P24">Categoría: <text:span text:style-name="T15">Encuesteas</text:span></text:p>
      <text:p text:style-name="P24">Versión: <text:span text:style-name="T15">14.0.3.2</text:span></text:p>
      <text:p text:style-name="P24">Funcionalidad: <text:span text:style-name="T15">Crea encuestas de satisfacción, valoraciones de empleados, campañas de marqueting y formularios de retroalimentación, para luego compartirlas y recopilar datos para así mejorar tu estrategia y aumentar el rendimiento de la empresa. </text:span></text:p>
      <text:p text:style-name="P27">Configuración: <text:span text:style-name="T15">No tienen ningún tipo de configuración, simplemente hay que crear la encuesta y compartirla según las necesidades de la empresa.</text:span></text:p>
      <text:p text:style-name="P22"/>
      <text:h text:style-name="Heading_20_2" text:outline-level="2"><text:bookmark-start text:name="__RefHeading___Toc786_1017121856"/><text:span text:style-name="T25">M</text:span>ódulo:<text:span text:style-name="T4"> </text:span><text:span text:style-name="T16">Inventario</text:span><text:bookmark-end text:name="__RefHeading___Toc786_1017121856"/></text:h>
      <text:p text:style-name="P1">Nombre Técnico: <text:span text:style-name="T16">stock</text:span></text:p>
      <text:p text:style-name="P1">Licencia: <text:span text:style-name="T16">LGPL versión 3</text:span></text:p>
      <text:p text:style-name="P1">Categoría: <text:span text:style-name="T16">Inventario</text:span></text:p>
      <text:p text:style-name="P1">Versión: <text:span text:style-name="T16">14.0.1.1</text:span></text:p>
      <text:p text:style-name="P1">Funcionalidad: <text:span text:style-name="T17">Permite gestionar los almacenes con inventarios en tiempo real, con números de serie, lotes, embalaje, estrategias de almacenamiento, conteos cíclicos, e indicadores clave de rendimiento. Puedes realizar búsquedas de productos y recibir la información de en cual de tus almacenes se encuentran. </text:span></text:p>
      <text:p text:style-name="P27">Configuración: <text:span text:style-name="T18">En la configuración he creado los almacenes y ubicaciones de la empresa que están distribuidos por España. El resto de configuración la he dejado por defecto.</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05T20:18:02.793442395</meta:creation-date>
    <dc:date>2024-01-07T19:20:57.438867489</dc:date>
    <meta:editing-duration>PT2M39S</meta:editing-duration>
    <meta:editing-cycles>3</meta:editing-cycles>
    <meta:generator>LibreOffice/7.3.7.2$Linux_X86_64 LibreOffice_project/30$Build-2</meta:generator>
    <meta:document-statistic meta:table-count="0" meta:image-count="0" meta:object-count="0" meta:page-count="5" meta:paragraph-count="63" meta:word-count="808" meta:character-count="5299" meta:non-whitespace-character-count="4547"/>
  </office:meta>
</office:document-meta>
</file>